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style:text-underline-style="none" officeooo:paragraph-rsid="00052abf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officeooo:rsid="0005ad24"/>
    </style:style>
    <style:style style:name="T10" style:family="text">
      <style:text-properties style:text-underline-style="none" fo:font-weight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08:47:17.360019486</dc:date>
    <meta:editing-duration>PT5M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78" meta:non-whitespace-character-count="877"/>
  </office:meta>
</office:document-meta>
</file>